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3E000000FA681031DF.svm" manifest:media-type=""/>
  <manifest:file-entry manifest:full-path="Pictures/2000000100000395000000FEFB2874B4.svm" manifest:media-type=""/>
  <manifest:file-entry manifest:full-path="Pictures/200000010000039A000000FEAB92BD08.svm" manifest:media-type=""/>
  <manifest:file-entry manifest:full-path="Pictures/20000001000003F600000142F9872519.svm" manifest:media-type=""/>
  <manifest:file-entry manifest:full-path="Pictures/200000010000027F000000FAD6190946.svm" manifest:media-type=""/>
  <manifest:file-entry manifest:full-path="Pictures/20000001000004F4000000FE044E17C5.svm" manifest:media-type=""/>
  <manifest:file-entry manifest:full-path="Pictures/2000000200000211000000DACFD26FC0.eps" manifest:media-type=""/>
  <manifest:file-entry manifest:full-path="Pictures/2000000100000334000000FE6ADA52B6.svm" manifest:media-type=""/>
  <manifest:file-entry manifest:full-path="Pictures/2000000100000330000000FE24E65C2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68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.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.51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7.55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27cm" svg:height="3.555cm" svg:x="2.051cm" svg:y="0.239cm">
          <draw:image xlink:href="Pictures/2000000200000211000000DACFD26FC0.eps" xlink:type="simple" xlink:show="embed" xlink:actuate="onLoad">
            <text:p/>
          </draw:image>
        </draw:frame>
        <draw:frame draw:style-name="gr2" draw:text-style-name="P2" draw:layer="layout" svg:width="0.937cm" svg:height="0.911cm" svg:x="11.36cm" svg:y="2.6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723cm" svg:y="2.646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66cm" svg:height="0.299cm" svg:x="10.525cm" svg:y="2.054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978cm" svg:height="0.304cm" svg:x="8.699cm" svg:y="0.728cm">
          <draw:image xlink:href="Pictures/2000000100000330000000FE24E65C20.svm" xlink:type="simple" xlink:show="embed" xlink:actuate="onLoad">
            <text:p/>
          </draw:image>
        </draw:frame>
        <draw:frame draw:style-name="gr5" draw:text-style-name="P1" draw:layer="layout" svg:width="1.099cm" svg:height="0.304cm" svg:x="8.643cm" svg:y="3.031cm">
          <draw:image xlink:href="Pictures/2000000100000395000000FEFB2874B4.svm" xlink:type="simple" xlink:show="embed" xlink:actuate="onLoad">
            <text:p/>
          </draw:image>
        </draw:frame>
        <draw:frame draw:style-name="gr6" draw:text-style-name="P1" draw:layer="layout" svg:width="1.105cm" svg:height="0.304cm" svg:x="6.358cm" svg:y="0.728cm">
          <draw:image xlink:href="Pictures/200000010000039A000000FEAB92BD08.svm" xlink:type="simple" xlink:show="embed" xlink:actuate="onLoad">
            <text:p/>
          </draw:image>
        </draw:frame>
        <draw:frame draw:style-name="gr3" draw:text-style-name="P1" draw:layer="layout" svg:width="0.766cm" svg:height="0.299cm" svg:x="6.213cm" svg:y="2.054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978cm" svg:height="0.304cm" svg:x="4.442cm" svg:y="0.728cm">
          <draw:image xlink:href="Pictures/2000000100000330000000FE24E65C20.svm" xlink:type="simple" xlink:show="embed" xlink:actuate="onLoad">
            <text:p/>
          </draw:image>
        </draw:frame>
        <draw:frame draw:style-name="gr5" draw:text-style-name="P1" draw:layer="layout" svg:width="1.099cm" svg:height="0.304cm" svg:x="4.424cm" svg:y="3.031cm">
          <draw:image xlink:href="Pictures/2000000100000395000000FEFB2874B4.svm" xlink:type="simple" xlink:show="embed" xlink:actuate="onLoad">
            <text:p/>
          </draw:image>
        </draw:frame>
        <draw:frame draw:style-name="gr7" draw:text-style-name="P1" draw:layer="layout" svg:width="1.216cm" svg:height="0.385cm" svg:x="8.376cm" svg:y="1.898cm">
          <draw:image xlink:href="Pictures/20000001000003F600000142F9872519.svm" xlink:type="simple" xlink:show="embed" xlink:actuate="onLoad">
            <text:p/>
          </draw:image>
        </draw:frame>
        <draw:frame draw:style-name="gr8" draw:text-style-name="P1" draw:layer="layout" svg:width="0.983cm" svg:height="0.304cm" svg:x="6.455cm" svg:y="3.031cm">
          <draw:image xlink:href="Pictures/2000000100000334000000FE6ADA52B6.svm" xlink:type="simple" xlink:show="embed" xlink:actuate="onLoad">
            <text:p/>
          </draw:image>
        </draw:frame>
        <draw:frame draw:style-name="gr9" draw:text-style-name="P1" draw:layer="layout" svg:width="1.302cm" svg:height="0.299cm" svg:x="0.944cm" svg:y="0.694cm">
          <draw:image xlink:href="Pictures/200000010000043E000000FA681031DF.svm" xlink:type="simple" xlink:show="embed" xlink:actuate="onLoad">
            <text:p/>
          </draw:image>
        </draw:frame>
        <draw:frame draw:style-name="gr10" draw:text-style-name="P1" draw:layer="layout" svg:width="1.52cm" svg:height="0.304cm" svg:x="2.164cm" svg:y="2.328cm">
          <draw:image xlink:href="Pictures/20000001000004F4000000FE044E17C5.svm" xlink:type="simple" xlink:show="embed" xlink:actuate="onLoad">
            <text:p/>
          </draw:image>
        </draw:frame>
        <draw:frame draw:style-name="gr7" draw:text-style-name="P1" draw:layer="layout" svg:width="1.216cm" svg:height="0.385cm" svg:x="4.195cm" svg:y="1.88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7:15:35</dc:date>
    <dc:creator>kkk </dc:creator>
    <meta:editing-duration>PT1H13M50S</meta:editing-duration>
    <meta:editing-cycles>12</meta:editing-cycles>
    <meta:generator>LibreOffice/3.3$Linux LibreOffice_project/330m19$Build-401</meta:generator>
    <meta:document-statistic meta:object-count="15"/>
  </office:meta>
</office:document-meta>
</file>